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1E6C81C815039207C1D.png" manifest:media-type="image/png"/>
  <manifest:file-entry manifest:full-path="Pictures/10000000000004790000030EEB7E4E465DB2FEF8.png" manifest:media-type="image/png"/>
  <manifest:file-entry manifest:full-path="Pictures/1000000000000476000003E8504A1C795E056EF2.png" manifest:media-type="image/png"/>
  <manifest:file-entry manifest:full-path="Pictures/100000000000044E000003B50B18B71EA97A63F0.png" manifest:media-type="image/png"/>
  <manifest:file-entry manifest:full-path="Pictures/1000000000000452000003FEF41F145EED1422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f87" officeooo:paragraph-rsid="00082f8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5709in" draw:z-index="0"><draw:image xlink:href="Pictures/10000000000004790000030EEB7E4E465DB2FEF8.png" xlink:type="simple" xlink:show="embed" xlink:actuate="onLoad"/></draw:frame><draw:frame draw:style-name="fr2" draw:name="Image2" text:anchor-type="paragraph" svg:x="-0.0063in" svg:y="4.6071in" svg:width="6.6929in" svg:height="5.8602in" draw:z-index="1"><draw:image xlink:href="Pictures/1000000000000476000003E8504A1C795E056EF2.png" xlink:type="simple" xlink:show="embed" xlink:actuate="onLoad"/></draw:frame></text:p>
      <text:p text:style-name="Standard"><draw:frame draw:style-name="fr3" draw:name="Image3" text:anchor-type="paragraph" svg:width="6.6929in" svg:height="6.1846in" draw:z-index="2"><draw:image xlink:href="Pictures/1000000000000452000003FEF41F145EED142279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4" text:anchor-type="paragraph" svg:x="0.1709in" svg:y="0.139in" svg:width="6.6929in" svg:height="5.7634in" draw:z-index="3"><draw:image xlink:href="Pictures/100000000000044E000003B50B18B71EA97A63F0.png" xlink:type="simple" xlink:show="embed" xlink:actuate="onLoad"/></draw:frame><text:soft-page-break/></text:p>
      <text:p text:style-name="Standard"/>
      <text:p text:style-name="P1"><draw:frame draw:style-name="fr1" draw:name="Image5" text:anchor-type="paragraph" svg:width="6.6929in" svg:height="2.9409in" draw:z-index="4"><draw:image xlink:href="Pictures/1000000000000452000001E6C81C815039207C1D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4:31:48.061869606</meta:creation-date>
    <dc:date>2018-09-07T14:35:57.703859409</dc:date>
    <meta:editing-duration>PT4M10S</meta:editing-duration>
    <meta:editing-cycles>1</meta:editing-cycles>
    <meta:document-statistic meta:table-count="0" meta:image-count="5" meta:object-count="0" meta:page-count="4" meta:paragraph-count="0" meta:word-count="0" meta:character-count="0" meta:non-whitespace-character-count="0"/>
    <meta:generator>LibreOffice/5.1.6.2$Linux_X86_64 LibreOffice_project/10m0$Build-2</meta:generator>
  </office:meta>
</office:document-meta>
</file>